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/>
    <style:font-face style:name="ＭＳ Ｐゴシック1" svg:font-family="'ＭＳ Ｐゴシック'"/>
    <style:font-face style:name="ＭＳ ゴシック" svg:font-family="'ＭＳ ゴシック'" style:font-pitch="fixed"/>
    <style:font-face style:name="ＭＳ Ｐゴシック" svg:font-family="'ＭＳ Ｐゴシック'" style:font-pitch="fixed"/>
    <style:font-face style:name="ＭＳ ゴシック1" svg:font-family="'ＭＳ ゴシック'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游ゴシック1" svg:font-family="游ゴシック" style:font-pitch="variable"/>
    <style:font-face style:name="Liberation Sans1" svg:font-family="'Liberation Sans'" style:font-family-generic="modern" style:font-pitch="variable"/>
    <style:font-face style:name="ＭＳ ゴシック2" svg:font-family="'ＭＳ 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81d41a" draw:opacity="70%" draw:textarea-horizontal-align="justify" draw:textarea-vertical-align="top" draw:auto-grow-height="false" draw:fit-to-size="false" style:shrink-to-fit="false" fo:min-height="1.147cm" fo:min-width="4.374cm" fo:padding-top="0.125cm" fo:padding-bottom="0.125cm" fo:padding-left="0.25cm" fo:padding-right="0.25cm" fo:wrap-option="wrap" draw:shadow="hidden" draw:shadow-offset-x="0.199cm" draw:shadow-offset-y="0.199cm" draw:shadow-color="#808080"/>
      <style:paragraph-properties style:writing-mode="lr-tb"/>
    </style:style>
    <style:style style:name="gr2" style:family="graphic" style:parent-style-name="standard">
      <style:graphic-properties draw:stroke="solid" draw:stroke-dash="Dashed_20__28_var_29__20_10" svg:stroke-width="0.049cm" svg:stroke-color="#000000" draw:marker-start="" draw:marker-start-width="0.284cm" draw:marker-start-center="false" draw:marker-end="" draw:marker-end-width="0.175cm" draw:marker-end-center="false" draw:fill="none" draw:fill-color="#729fcf" draw:fill-gradient-name="Gradient_20_2" draw:fill-hatch-name="Red_20_90_20_Degrees_20_Crossed_20_1" draw:fill-image-name="Bitmap_20_1" draw:textarea-horizontal-align="justify" draw:textarea-vertical-align="middle" fo:padding-top="0.148cm" fo:padding-bottom="0.148cm" fo:padding-left="0.273cm" fo:padding-right="0.273cm" draw:shadow="hidden" draw:shadow-offset-x="0.199cm" draw:shadow-offset-y="0.199cm" draw:shadow-color="#808080"/>
    </style:style>
    <style:style style:name="gr3" style:family="graphic" style:parent-style-name="standard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81d41a" draw:opacity="70%" draw:textarea-horizontal-align="justify" draw:textarea-vertical-align="top" draw:auto-grow-height="false" draw:fit-to-size="false" style:shrink-to-fit="false" fo:min-height="2.001cm" fo:min-width="6.695cm" fo:padding-top="0.125cm" fo:padding-bottom="0.125cm" fo:padding-left="0.25cm" fo:padding-right="0.25cm" fo:wrap-option="wrap" draw:shadow="hidden" draw:shadow-offset-x="0.199cm" draw:shadow-offset-y="0.199cm" draw:shadow-color="#808080"/>
      <style:paragraph-properties style:writing-mode="lr-tb"/>
    </style:style>
    <style:style style:name="gr4" style:family="graphic" style:parent-style-name="standard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81d41a" draw:opacity="70%" draw:textarea-horizontal-align="justify" draw:textarea-vertical-align="top" draw:auto-grow-height="false" draw:fit-to-size="false" style:shrink-to-fit="false" fo:min-height="0.895cm" fo:min-width="5.919cm" fo:padding-top="0.125cm" fo:padding-bottom="0.125cm" fo:padding-left="0.25cm" fo:padding-right="0.25cm" fo:wrap-option="wrap" draw:shadow="hidden" draw:shadow-offset-x="0.199cm" draw:shadow-offset-y="0.199cm" draw:shadow-color="#808080"/>
      <style:paragraph-properties style:writing-mode="lr-tb"/>
    </style:style>
    <style:style style:name="gr5" style:family="graphic" style:parent-style-name="standard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81d41a" draw:opacity="70%" draw:textarea-horizontal-align="justify" draw:textarea-vertical-align="top" draw:auto-grow-height="false" draw:fit-to-size="false" style:shrink-to-fit="false" fo:min-height="1.484cm" fo:min-width="5.919cm" fo:padding-top="0.125cm" fo:padding-bottom="0.125cm" fo:padding-left="0.25cm" fo:padding-right="0.25cm" fo:wrap-option="wrap" draw:shadow="hidden" draw:shadow-offset-x="0.199cm" draw:shadow-offset-y="0.199cm" draw:shadow-color="#808080"/>
      <style:paragraph-properties style:writing-mode="lr-tb"/>
    </style:style>
    <style:style style:name="gr6" style:family="graphic" style:parent-style-name="standard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81d41a" draw:opacity="70%" draw:textarea-horizontal-align="justify" draw:textarea-vertical-align="top" draw:auto-grow-height="false" draw:fit-to-size="false" style:shrink-to-fit="false" fo:min-height="1.336cm" fo:min-width="6.196cm" fo:padding-top="0.125cm" fo:padding-bottom="0.125cm" fo:padding-left="0.25cm" fo:padding-right="0.25cm" fo:wrap-option="wrap" draw:shadow="hidden" draw:shadow-offset-x="0.199cm" draw:shadow-offset-y="0.199cm" draw:shadow-color="#808080"/>
      <style:paragraph-properties style:writing-mode="lr-tb"/>
    </style:style>
    <style:style style:name="gr7" style:family="graphic" style:parent-style-name="standard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81d41a" draw:opacity="70%" draw:textarea-horizontal-align="justify" draw:textarea-vertical-align="top" draw:auto-grow-height="false" draw:fit-to-size="false" style:shrink-to-fit="false" fo:min-height="0.748cm" fo:min-width="3.021cm" fo:padding-top="0.125cm" fo:padding-bottom="0.125cm" fo:padding-left="0.25cm" fo:padding-right="0.25cm" fo:wrap-option="wrap" draw:shadow="hidden" draw:shadow-offset-x="0.199cm" draw:shadow-offset-y="0.199cm" draw:shadow-color="#808080"/>
      <style:paragraph-properties style:writing-mode="lr-tb"/>
    </style:style>
    <style:style style:name="gr8" style:family="graphic" style:parent-style-name="standard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81d41a" draw:opacity="70%" draw:textarea-horizontal-align="justify" draw:textarea-vertical-align="top" draw:auto-grow-height="false" draw:fit-to-size="false" style:shrink-to-fit="false" fo:min-height="1.791cm" fo:min-width="6.014cm" fo:padding-top="0.125cm" fo:padding-bottom="0.125cm" fo:padding-left="0.25cm" fo:padding-right="0.25cm" fo:wrap-option="wrap" draw:shadow="hidden" draw:shadow-offset-x="0.199cm" draw:shadow-offset-y="0.199cm" draw:shadow-color="#808080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ＭＳ ゴシック1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81d41a" draw:opacity="70%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ＭＳ ゴシック1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729fcf" draw:fill-gradient-name="Gradient_20_2" draw:fill-hatch-name="Red_20_90_20_Degrees_20_Crossed_20_1" draw:fill-image-name="Bitmap_20_1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ＭＳ Ｐゴシック1" fo:font-size="9pt" fo:letter-spacing="normal" fo:language="en" fo:country="US" fo:font-style="normal" fo:text-shadow="none" style:text-underline-style="none" fo:font-weight="normal" style:letter-kerning="true" style:font-name-asian="DejaVu Sans" style:font-size-asian="9pt" style:font-style-asian="normal" style:font-weight-asian="normal" style:font-name-complex="DejaVu Sans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/>
      <draw:page draw:name="page2" draw:style-name="dp1" draw:master-page-name="標準">
        <draw:g draw:name="DrawObject1">
          <draw:custom-shape draw:name="シェイプ1_1" draw:style-name="gr1" draw:text-style-name="P2" draw:layer="layout" svg:width="4.873cm" svg:height="1.396cm" svg:x="6.968cm" svg:y="7.5cm">
            <text:p text:style-name="P1"><text:span text:style-name="T1">Determine amount of heat input by PI control with targeting temperature of burner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シェイプ2_1" draw:style-name="gr2" draw:text-style-name="P3" draw:layer="layout" svg:x1="11.84cm" svg:y1="8.218cm" svg:x2="13.75cm" svg:y2="8.895cm">
            <text:p/>
          </draw:line>
        </draw:g>
        <draw:line draw:name="シェイプ2_0" draw:style-name="gr2" draw:text-style-name="P3" draw:layer="layout" svg:x1="28cm" svg:y1="9.387cm" svg:x2="26.543cm" svg:y2="13.5cm">
          <text:p/>
        </draw:line>
        <draw:custom-shape draw:name="シェイプ1_0" draw:style-name="gr3" draw:text-style-name="P2" draw:layer="layout" svg:width="7.194cm" svg:height="2.25cm" svg:x="25cm" svg:y="7.5cm">
          <text:p text:style-name="P1"><text:span text:style-name="T1">Pump component of MSL in which mass flow rate is controlled by input signal. </text:span></text:p>
          <text:p text:style-name="P1"><text:span text:style-name="T1">The controlled pump is used to reproduce ‘choke’ characteristics of flow vs. pressure ratio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シェイプ1_2" draw:style-name="gr4" draw:text-style-name="P2" draw:layer="layout" svg:width="6.418cm" svg:height="1.144cm" svg:x="29.75cm" svg:y="14.456cm">
          <text:p text:style-name="P1"><text:span text:style-name="T1">Flow rate is calculated by RealExpression component outside of pump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シェイプ1_3" draw:style-name="gr5" draw:text-style-name="P2" draw:layer="layout" svg:width="6.418cm" svg:height="1.733cm" svg:x="29.25cm" svg:y="16.5cm">
          <text:p text:style-name="P1"><text:span text:style-name="T1">Torque is calculated and output for calculation of energy conservation in rotational mechanics system (or “shaft network”)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シェイプ1_5" draw:style-name="gr6" draw:text-style-name="P2" draw:layer="layout" svg:width="6.695cm" svg:height="1.585cm" svg:x="29.75cm" svg:y="21.75cm">
          <text:p text:style-name="P1"><text:span text:style-name="T1">Generator shaft speed is constrained.</text:span></text:p>
          <text:p text:style-name="P1"><text:span text:style-name="T1">Torque flowing into this speed boundary condition is power generated by this engin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シェイプ1_4" draw:style-name="gr7" draw:text-style-name="P2" draw:layer="layout" svg:width="3.52cm" svg:height="0.997cm" svg:x="24.23cm" svg:y="22.253cm">
          <text:p text:style-name="P1"><text:span text:style-name="T1">Calculate thermal efficienc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シェイプ1" draw:style-name="gr8" draw:text-style-name="P2" draw:layer="layout" svg:width="6.513cm" svg:height="2.04cm" svg:x="7.487cm" svg:y="17.5cm">
          <text:p text:style-name="P1"><text:span text:style-name="T1">Pump component of MSL which has rotational mechanical connector. </text:span></text:p>
          <text:p text:style-name="P1"><text:span text:style-name="T1">The relation between flow and pressure rise is given by redeclared functi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シェイプ2" draw:style-name="gr2" draw:text-style-name="P3" draw:layer="layout" svg:x1="14.842cm" svg:y1="13.5cm" svg:x2="12cm" svg:y2="17.645cm">
          <text:p/>
        </draw:line>
        <draw:line draw:name="シェイプ2_2" draw:style-name="gr2" draw:text-style-name="P3" draw:layer="layout" svg:x1="30cm" svg:y1="15.5cm" svg:x2="27.25cm" svg:y2="16.25cm">
          <text:p/>
        </draw:line>
        <draw:line draw:name="シェイプ2_3" draw:style-name="gr2" draw:text-style-name="P3" draw:layer="layout" svg:x1="29.25cm" svg:y1="17.75cm" svg:x2="27cm" svg:y2="18cm">
          <text:p/>
        </draw:line>
      </draw:page>
      <draw:page draw:name="page3" draw:style-name="dp1" draw:master-page-name="標準"/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/>
    <style:font-face style:name="ＭＳ Ｐゴシック1" svg:font-family="'ＭＳ Ｐゴシック'"/>
    <style:font-face style:name="ＭＳ ゴシック" svg:font-family="'ＭＳ ゴシック'" style:font-pitch="fixed"/>
    <style:font-face style:name="ＭＳ Ｐゴシック" svg:font-family="'ＭＳ Ｐゴシック'" style:font-pitch="fixed"/>
    <style:font-face style:name="ＭＳ ゴシック1" svg:font-family="'ＭＳ ゴシック'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游ゴシック1" svg:font-family="游ゴシック" style:font-pitch="variable"/>
    <style:font-face style:name="Liberation Sans1" svg:font-family="'Liberation Sans'" style:font-family-generic="modern" style:font-pitch="variable"/>
    <style:font-face style:name="ＭＳ ゴシック2" svg:font-family="'ＭＳ 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Gradient_20_1" draw:display-name="Gradient 1" draw:style="linear" draw:start-color="#3465a4" draw:end-color="#ffffff" draw:start-intensity="100%" draw:end-intensity="100%" draw:angle="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hatch draw:name="Red_20_90_20_Degrees_20_Crossed_20_1" draw:display-name="Red 90 Degrees Crossed 1" draw:style="single" draw:color="#3465a4" draw:distance="0.011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0" draw:display-name="Dashed (var) 10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0" svg:stroke-width="0cm" draw:marker-start-width="0.21cm" draw:marker-end-width="0.21cm" draw:fill="none" draw:fill-gradient-name="Gradient_20_1" draw:fill-hatch-name="Red_20_90_20_Degrees_20_Crossed_20_1" draw:fill-image-name="Bitmap_20_1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08T22:28:31.953000000</meta:creation-date>
    <dc:date>2022-10-08T17:54:46.568000000</dc:date>
    <meta:editing-duration>PT2H12M5S</meta:editing-duration>
    <meta:editing-cycles>49</meta:editing-cycles>
    <meta:generator>LibreOffice/7.1.3.2$Windows_X86_64 LibreOffice_project/47f78053abe362b9384784d31a6e56f8511eb1c1</meta:generator>
    <meta:document-statistic meta:object-count="13"/>
  </office:meta>
</office:document-meta>
</file>